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draw:textarea-vertical-align="top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subtitle">
      <style:graphic-properties draw:fill-color="#ffffff" draw:textarea-vertical-align="middle" fo:min-height="12.17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aking your first page on WEB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a xlink:href="https://fullstackccu.github.io/" xlink:type="simple">https://fullstackccu.github.io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aking your first page on WEB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Sing up to github</text:p>
                <text:list>
                  <text:list-item>
                    <text:p text:style-name="P1">Make git page</text:p>
                    <text:list>
                      <text:list-item>
                        <text:p text:style-name="P1"><text:a xlink:href="https://pages.github.com/" xlink:type="simple">https://pages.github.com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DEs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Eclipse</text:span></text:p>
                <text:list>
                  <text:list-item>
                    <text:p text:style-name="P1"><text:span text:style-name="T1"><text:a xlink:href="https://www.eclipse.org/downloads/packages/installer" xlink:type="simple">https://www.eclipse.org/downloads/packages/installer</text:a></text:span></text:p>
                  </text:list-item>
                </text:list>
                <text:p text:style-name="P1"><text:span text:style-name="T1"/></text:p>
              </text:list-item>
              <text:list-item>
                <text:p text:style-name="P1"><text:span text:style-name="T1">Atoms</text:span></text:p>
                <text:list>
                  <text:list-item>
                    <text:p text:style-name="P1"><text:span text:style-name="T2"><text:a xlink:href="https://flight-manual.atom.io/getting-started/sections/installing-atom/" xlink:type="simple">https://flight-manual.atom.io/getting-started/sections/installing-atom/</text:a></text:span></text:p>
                  </text:list-item>
                </text:list>
                <text:p text:style-name="P1"><text:span text:style-name="T1"/></text:p>
              </text:list-item>
              <text:list-item>
                <text:p text:style-name="P1"><text:span text:style-name="T1">Visual Studio Code</text:span></text:p>
                <text:list>
                  <text:list-item>
                    <text:p text:style-name="P1"><text:span text:style-name="T1"><text:a xlink:href="https://code.visualstudio.com/download" xlink:type="simple">https://code.visualstudio.com/downloa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ISC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6"><text:span text:style-name="T1">Git from Eclipse</text:span></text:p>
              </text:list-item>
              <text:list-item>
                <text:p text:style-name="P6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jean</meta:initial-creator>
    <meta:creation-date>2019-02-25T13:49:41.652768715</meta:creation-date>
    <dc:date>2019-02-25T14:55:02.720765255</dc:date>
    <dc:creator>jjean</dc:creator>
    <meta:editing-duration>PT41M19S</meta:editing-duration>
    <meta:editing-cycles>7</meta:editing-cycles>
    <meta:generator>LibreOffice/5.1.6.2$Linux_X86_64 LibreOffice_project/10m0$Build-2</meta:generator>
    <meta:document-statistic meta:object-count="37"/>
  </office:meta>
</office:document-meta>
</file>